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opacity="100%" draw:opacity="20%" draw:textarea-horizontal-align="justify" draw:textarea-vertical-align="middle" draw:auto-grow-height="false" fo:min-height="8.272cm" fo:min-width="24.994cm"/>
    </style:style>
    <style:style style:name="gr2" style:family="graphic" style:parent-style-name="standard">
      <style:graphic-properties draw:opacity="20%" draw:textarea-horizontal-align="justify" draw:textarea-vertical-align="middle" draw:auto-grow-height="false" fo:min-height="2.042cm" fo:min-width="25.651cm"/>
    </style:style>
    <style:style style:name="gr3" style:family="graphic" style:parent-style-name="standard">
      <style:graphic-properties draw:opacity="60%" draw:textarea-horizontal-align="justify" draw:textarea-vertical-align="middle" draw:auto-grow-height="false" fo:min-height="3.648cm" fo:min-width="4.16cm"/>
    </style:style>
    <style:style style:name="gr4" style:family="graphic" style:parent-style-name="standard">
      <style:graphic-properties draw:opacity="60%" draw:textarea-horizontal-align="justify" draw:textarea-vertical-align="middle" draw:auto-grow-height="false" fo:min-height="1.578cm" fo:min-width="4.384cm"/>
    </style:style>
    <style:style style:name="gr5" style:family="graphic" style:parent-style-name="standard">
      <style:graphic-properties draw:opacity="60%" draw:textarea-horizontal-align="justify" draw:textarea-vertical-align="middle" draw:auto-grow-height="false" fo:min-height="1.584cm" fo:min-width="4.382cm"/>
    </style:style>
    <style:style style:name="gr6" style:family="graphic" style:parent-style-name="standard">
      <style:graphic-properties draw:opacity="60%" draw:textarea-horizontal-align="justify" draw:textarea-vertical-align="middle" draw:auto-grow-height="false" fo:min-height="3.648cm" fo:min-width="10.548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528cm"/>
    </style:style>
    <style:style style:name="gr9" style:family="graphic" style:parent-style-name="objectwithoutfill">
      <style:graphic-properties svg:stroke-width="0.212cm" draw:marker-start-width="0.514cm" draw:marker-end="Symmetric_20_Arrow" draw:marker-end-width="0.614cm" draw:fill="none" draw:textarea-vertical-align="middle" fo:padding-top="0.227cm" fo:padding-bottom="0.227cm" fo:padding-left="0.352cm" fo:padding-right="0.352cm"/>
    </style:style>
    <style:style style:name="gr10" style:family="graphic" style:parent-style-name="objectwithoutfill">
      <style:graphic-properties draw:marker-end="Short_20_line_20_Arrow" draw:marker-end-width="0.3cm" draw:fill="none" draw:textarea-vertical-align="middle"/>
    </style:style>
    <style:style style:name="gr11" style:family="graphic" style:parent-style-name="objectwithoutfill">
      <style:graphic-properties svg:stroke-width="0.212cm" draw:marker-start-width="0.518cm" draw:marker-end="Arrow" draw:marker-end-width="0.618cm" draw:fill="none" draw:textarea-vertical-align="middle" fo:padding-top="0.231cm" fo:padding-bottom="0.231cm" fo:padding-left="0.356cm" fo:padding-right="0.356cm"/>
    </style:style>
    <style:style style:name="gr12" style:family="graphic" style:parent-style-name="objectwithoutfill">
      <style:graphic-properties svg:stroke-width="0.212cm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13" style:family="graphic" style:parent-style-name="objectwithoutfill">
      <style:graphic-properties draw:marker-end="Arrow" draw:marker-end-width="0.3cm"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111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274cm"/>
    </style:style>
    <style:style style:name="gr16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loext:graphic-properties draw:opacity="20%"/>
      <style:paragraph-properties fo:text-align="center"/>
    </style:style>
    <style:style style:name="P2" style:family="paragraph">
      <loext:graphic-properties draw:opacity="60%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/>
      <style:text-properties fo:font-size="14pt" style:font-size-asian="14pt" style:font-size-complex="14pt"/>
    </style:style>
    <style:style style:name="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P9" style:family="paragraph">
      <loext:graphic-properties draw:fill-color="#ffffff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custom-shape draw:style-name="gr1" draw:text-style-name="P1" draw:layer="layout" svg:width="26.416cm" svg:height="9.444cm" svg:x="0.762cm" svg:y="0.7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26.399cm" svg:height="2.54cm" svg:x="0.779cm" svg:y="12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1" draw:id="id1" draw:layer="layout" svg:width="5.08cm" svg:height="4.318cm" svg:x="1.74cm" svg:y="3.3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5.08cm" svg:height="2.024cm" svg:x="8.352cm" svg:y="2.54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draw:layer="layout" svg:width="5.08cm" svg:height="2.032cm" svg:x="8.352cm" svg:y="6.29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draw:layer="layout" svg:width="11.468cm" svg:height="4.318cm" svg:x="14.732cm" svg:y="3.3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4" draw:layer="layout" svg:width="3.302cm" svg:height="1.673cm" svg:x="2.54cm" svg:y="4.564cm">
          <draw:text-box>
            <text:p text:style-name="P3">prediction system</text:p>
          </draw:text-box>
        </draw:frame>
        <draw:frame draw:style-name="gr8" draw:text-style-name="P4" xml:id="id2" draw:id="id2" draw:layer="layout" svg:width="5.08cm" svg:height="1.778cm" svg:x="8.352cm" svg:y="2.694cm">
          <draw:text-box>
            <text:p text:style-name="P3">novelty<text:line-break/>saliences</text:p>
          </draw:text-box>
        </draw:frame>
        <draw:frame draw:style-name="gr8" draw:text-style-name="P4" draw:layer="layout" svg:width="5.08cm" svg:height="1.778cm" svg:x="8.352cm" svg:y="6.494cm">
          <draw:text-box>
            <text:p text:style-name="P3">intrinsic<text:line-break/>saliences</text:p>
          </draw:text-box>
        </draw:frame>
        <draw:frame draw:style-name="gr8" draw:text-style-name="P4" draw:layer="layout" svg:width="11.5cm" svg:height="1.778cm" svg:x="14.732cm" svg:y="4.494cm">
          <draw:text-box>
            <text:p text:style-name="P3">action<text:line-break/>selection</text:p>
          </draw:text-box>
        </draw:frame>
        <draw:frame draw:style-name="gr7" draw:text-style-name="P5" draw:layer="layout" svg:width="6.35cm" svg:height="0.962cm" svg:x="23.524cm" svg:y="1.308cm">
          <draw:text-box>
            <text:p>agent</text:p>
          </draw:text-box>
        </draw:frame>
        <draw:frame draw:style-name="gr7" draw:text-style-name="P5" draw:layer="layout" svg:width="6.35cm" svg:height="0.962cm" svg:x="21.692cm" svg:y="13.708cm">
          <draw:text-box>
            <text:p>environment</text:p>
          </draw:text-box>
        </draw:frame>
        <draw:connector draw:style-name="gr9" draw:text-style-name="P6" draw:layer="layout" svg:x1="6.82cm" svg:y1="5.461cm" svg:x2="8.352cm" svg:y2="3.583cm" draw:start-shape="id1" draw:start-glue-point="1" draw:end-shape="id2" draw:end-glue-point="3" svg:d="M6820 5461h767v-1878h765" svg:viewBox="0 0 1533 1879">
          <text:p/>
        </draw:connector>
        <draw:line draw:style-name="gr10" draw:text-style-name="P6" draw:layer="layout" svg:x1="10.922cm" svg:y1="4.572cm" svg:x2="10.922cm" svg:y2="4.572cm">
          <text:p/>
        </draw:line>
        <draw:line draw:style-name="gr11" draw:text-style-name="P6" draw:layer="layout" svg:x1="10.922cm" svg:y1="5.488cm" svg:x2="14.732cm" svg:y2="5.488cm">
          <text:p/>
        </draw:line>
        <draw:line draw:style-name="gr12" draw:text-style-name="P6" draw:layer="layout" svg:x1="10.922cm" svg:y1="4.572cm" svg:x2="10.922cm" svg:y2="6.296cm">
          <text:p/>
        </draw:line>
        <draw:line draw:style-name="gr13" draw:text-style-name="P6" draw:layer="layout" svg:x1="23.722cm" svg:y1="7.62cm" svg:x2="23.722cm" svg:y2="12.7cm">
          <text:p/>
        </draw:line>
        <draw:line draw:style-name="gr13" draw:text-style-name="P6" draw:layer="layout" svg:x1="4.264cm" svg:y1="12.7cm" svg:x2="4.264cm" svg:y2="7.62cm">
          <text:p/>
        </draw:line>
        <draw:line draw:style-name="gr11" draw:text-style-name="P6" draw:layer="layout" svg:x1="10.922cm" svg:y1="12.7cm" svg:x2="10.922cm" svg:y2="8.328cm">
          <text:p/>
        </draw:line>
        <draw:frame draw:style-name="gr14" draw:text-style-name="P8" draw:layer="layout" svg:width="2.594cm" svg:height="1.361cm" svg:x="21.082cm" svg:y="10.678cm">
          <draw:text-box>
            <text:p text:style-name="P7"><text:span text:style-name="T1">sampled</text:span><text:span text:style-name="T1"><text:line-break/></text:span><text:span text:style-name="T1">action</text:span></text:p>
          </draw:text-box>
        </draw:frame>
        <draw:frame draw:style-name="gr15" draw:text-style-name="P8" draw:layer="layout" svg:width="3.864cm" svg:height="1.524cm" svg:x="4.264cm" svg:y="10.668cm">
          <draw:text-box>
            <text:p text:style-name="P7"><text:span text:style-name="T1">environmental</text:span><text:span text:style-name="T1"><text:line-break/></text:span><text:span text:style-name="T1">response</text:span></text:p>
          </draw:text-box>
        </draw:frame>
        <presentation:notes draw:style-name="dp2">
          <draw:page-thumbnail draw:style-name="gr16" draw:layer="layout" svg:width="14.848cm" svg:height="11.136cm" svg:x="3.075cm" svg:y="2.257cm" draw:page-number="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Short_20_line_20_Arrow" draw:display-name="Short line Arrow" svg:viewBox="0 0 3000 3000" svg:d="M1500 0l1500 2789v211h-114l-1286-2392v2392h-200v-2392l-1286 2392h-114v-211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6.5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  <draw:page-thumbnail draw:layer="backgroundobjects" svg:width="8.999cm" svg:height="5.307cm" svg:x="1cm" svg:y="3.619cm"/>
      <draw:page-thumbnail draw:layer="backgroundobjects" svg:width="8.999cm" svg:height="5.307cm" svg:x="1cm" svg:y="12.195cm"/>
      <draw:page-thumbnail draw:layer="backgroundobjects" svg:width="8.999cm" svg:height="5.307cm" svg:x="1cm" svg:y="20.771cm"/>
      <draw:page-thumbnail draw:layer="backgroundobjects" svg:width="8.999cm" svg:height="5.307cm" svg:x="11cm" svg:y="3.619cm"/>
      <draw:page-thumbnail draw:layer="backgroundobjects" svg:width="8.999cm" svg:height="5.307cm" svg:x="11cm" svg:y="12.195cm"/>
      <draw:page-thumbnail draw:layer="backgroundobjects" svg:width="8.999cm" svg:height="5.307cm" svg:x="11cm" svg:y="20.77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01T12:11:51.562245741</meta:creation-date>
    <dc:date>2017-10-01T13:07:18.638284410</dc:date>
    <meta:editing-duration>PT23M21S</meta:editing-duration>
    <meta:editing-cycles>5</meta:editing-cycles>
    <meta:generator>LibreOffice/5.1.6.2$Linux_X86_64 LibreOffice_project/10m0$Build-2</meta:generator>
    <meta:document-statistic meta:object-count="44"/>
  </office:meta>
</office:document-meta>
</file>